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ukta Light" svg:font-family="'Mukta Light'" style:font-pitch="variable"/>
    <style:font-face style:name="Mukta Light1" svg:font-family="'Mukta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Mukta Light" fo:font-size="12pt" fo:font-weight="bold" officeooo:rsid="002d1b43" officeooo:paragraph-rsid="0014e27e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Mukta Light" fo:font-size="12pt" fo:font-style="normal" fo:font-weight="normal" officeooo:rsid="002b3c2c" officeooo:paragraph-rsid="0014e27e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Mukta Light" fo:font-size="12pt" fo:font-style="normal" fo:font-weight="normal" officeooo:rsid="00152eac" officeooo:paragraph-rsid="00152ea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Mukta Light" fo:font-size="12pt" fo:font-style="normal" fo:font-weight="normal" officeooo:rsid="00185802" officeooo:paragraph-rsid="0014e27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Mukta Light" fo:font-size="12pt" fo:font-style="normal" fo:font-weight="normal" officeooo:rsid="00190178" officeooo:paragraph-rsid="0019017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Mukta Light" fo:font-size="12pt" fo:font-style="normal" fo:font-weight="normal" officeooo:rsid="0024b7c4" officeooo:paragraph-rsid="0024b7c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14e27e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6.5992in"/>
        </style:tab-stops>
      </style:paragraph-properties>
      <style:text-properties style:use-window-font-color="true" style:font-name="Mukta Light1" fo:font-size="12pt" style:text-underline-style="none" fo:font-weight="bold" officeooo:rsid="0014e27e" officeooo:paragraph-rsid="0014e27e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190178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6.5992in"/>
        </style:tab-stops>
      </style:paragraph-properties>
      <style:text-properties officeooo:paragraph-rsid="002172db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>
        <style:tab-stops>
          <style:tab-stop style:position="6.5992in"/>
        </style:tab-stops>
      </style:paragraph-properties>
      <style:text-properties officeooo:paragraph-rsid="002172db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2329ef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>
        <style:tab-stops>
          <style:tab-stop style:position="6.5992in"/>
        </style:tab-stops>
      </style:paragraph-properties>
      <style:text-properties style:font-name="Mukta Light1" fo:font-size="12pt" fo:font-weight="bold" officeooo:rsid="0024b7c4" officeooo:paragraph-rsid="0024b7c4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>
        <style:tab-stops>
          <style:tab-stop style:position="6.5992in"/>
        </style:tab-stops>
      </style:paragraph-properties>
      <style:text-properties style:use-window-font-color="true" style:font-name="Mukta Light1" fo:font-size="12pt" style:text-underline-style="none" officeooo:rsid="002329ef" officeooo:paragraph-rsid="002329ef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6.5992in"/>
        </style:tab-stops>
      </style:paragraph-properties>
      <style:text-properties style:use-window-font-color="true" style:font-name="Mukta Light1" fo:font-size="12pt" style:text-underline-style="none" officeooo:rsid="002329ef" officeooo:paragraph-rsid="0014e27e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6.5992in"/>
        </style:tab-stops>
      </style:paragraph-properties>
      <style:text-properties style:use-window-font-color="true" style:font-name="Mukta Light1" fo:font-size="12pt" style:text-underline-style="none" fo:font-weight="bold" officeooo:rsid="002329ef" officeooo:paragraph-rsid="00185802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style:font-name="Mukta Light" fo:font-size="10pt" fo:font-weight="normal" officeooo:rsid="002d1b43" officeooo:paragraph-rsid="001fa7ed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style:font-name="Mukta Light" fo:font-size="10pt" fo:font-weight="normal" officeooo:rsid="002e5ce4" officeooo:paragraph-rsid="001fa7ed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style:font-name="Mukta Light" fo:font-size="10pt" fo:font-weight="normal" officeooo:rsid="0024b7c4" officeooo:paragraph-rsid="0024b7c4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text-properties fo:font-size="10pt" officeooo:paragraph-rsid="001fa7ed" style:font-size-asian="10pt" style:font-size-complex="10pt"/>
    </style:style>
    <style:style style:name="T1" style:family="text">
      <style:text-properties style:use-window-font-color="true" style:font-name="Mukta Light1" fo:font-size="12pt" style:text-underline-style="none" fo:font-weight="bold" officeooo:rsid="00055947" style:font-size-asian="12pt" style:font-weight-asian="bold" style:font-size-complex="12pt" style:font-weight-complex="bold"/>
    </style:style>
    <style:style style:name="T2" style:family="text">
      <style:text-properties style:use-window-font-color="true" style:font-name="Mukta Light1" fo:font-size="12pt" style:text-underline-style="none" fo:font-weight="bold" officeooo:rsid="0014e27e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Mukta Light1" fo:font-size="12pt" style:text-underline-style="none" fo:font-weight="bold" officeooo:rsid="002329ef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Mukta Light1" fo:font-size="12pt" style:text-underline-style="none" fo:font-weight="normal" officeooo:rsid="002329ef" style:font-size-asian="12pt" style:font-weight-asian="normal" style:font-size-complex="12pt" style:font-weight-complex="normal"/>
    </style:style>
    <style:style style:name="T5" style:family="text">
      <style:text-properties style:use-window-font-color="true" style:font-name="Mukta Light1" fo:font-size="12pt" style:text-underline-style="none" fo:font-weight="normal" officeooo:rsid="00055947" style:font-size-asian="12pt" style:font-weight-asian="normal" style:font-size-complex="12pt" style:font-weight-complex="normal"/>
    </style:style>
    <style:style style:name="T6" style:family="text">
      <style:text-properties style:font-name="Mukta Light" fo:font-size="12pt" fo:font-style="normal" fo:font-weight="normal" officeooo:rsid="002b3c2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Mukta Light" fo:font-size="12pt" fo:font-style="normal" fo:font-weight="normal" officeooo:rsid="002d1b43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Mukta Light" fo:font-size="12pt" fo:font-style="normal" fo:font-weight="normal" officeooo:rsid="00185802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Mukta Light" fo:font-size="12pt" fo:font-style="normal" fo:font-weight="normal" officeooo:rsid="0019017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Mukta Light" fo:font-size="12pt" fo:font-style="normal" fo:font-weight="normal" officeooo:rsid="001a6d8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Mukta Light" fo:font-size="12pt" fo:font-style="normal" fo:font-weight="normal" officeooo:rsid="002172d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Mukta Light" fo:font-size="12pt" fo:font-style="normal" style:text-underline-style="solid" style:text-underline-width="auto" style:text-underline-color="font-color" fo:font-weight="normal" officeooo:rsid="002329e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Mukta Light" fo:font-size="12pt" fo:font-style="normal" style:text-underline-style="solid" style:text-underline-width="auto" style:text-underline-color="font-color" fo:font-weight="normal" officeooo:rsid="002172d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Mukta Light" fo:font-size="12pt" fo:font-style="normal" style:text-underline-style="solid" style:text-underline-width="auto" style:text-underline-color="font-color" fo:font-weight="normal" officeooo:rsid="00185802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Mukta Light" fo:font-size="12pt" fo:font-style="normal" style:text-underline-style="solid" style:text-underline-width="auto" style:text-underline-color="font-color" fo:font-weight="normal" officeooo:rsid="00190178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Mukta Light" fo:font-size="12pt" fo:font-style="normal" style:text-underline-style="solid" style:text-underline-width="auto" style:text-underline-color="font-color" fo:font-weight="normal" officeooo:rsid="0024b7c4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Mukta Light" fo:font-weight="normal" officeooo:rsid="002d1b43" style:font-weight-asian="normal" style:font-weight-complex="normal"/>
    </style:style>
    <style:style style:name="T18" style:family="text">
      <style:text-properties style:font-name="Mukta Light" fo:font-weight="normal" officeooo:rsid="001fa7ed" style:font-weight-asian="normal" style:font-weight-complex="normal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officeooo:rsid="001901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in Name</text:p>
      <text:p text:style-name="P14">mail@domain</text:p>
      <text:p text:style-name="P16">Firmenname</text:p>
      <text:p text:style-name="P15">mail@domain</text:p>
      <text:p text:style-name="P11"><text:span text:style-name="T4">Stadt</text:span><text:span text:style-name="T5">, </text:span><text:span text:style-name="T4">01</text:span><text:span text:style-name="T5">.0</text:span><text:span text:style-name="T4">1</text:span><text:span text:style-name="T5">.</text:span><text:span text:style-name="T4">1970</text:span></text:p>
      <text:p text:style-name="P10"><text:span text:style-name="T1">B</text:span><text:span text:style-name="T2">ewerbung als </text:span><text:span text:style-name="T3">XYZ</text:span></text:p>
      <text:p text:style-name="P8"/>
      <text:p text:style-name="P7"><text:span text:style-name="T6">Sehr geehrte </text:span><text:span text:style-name="T7">Damen und Herren</text:span><text:span text:style-name="T6">,</text:span></text:p>
      <text:p text:style-name="P2"/>
      <text:p text:style-name="P7"><text:span text:style-name="T6">ich bin </text:span><text:span text:style-name="T12">bei Event XYZ/über Ihre Webseite</text:span><text:span text:style-name="T6"> auf </text:span><text:span text:style-name="T8">I</text:span><text:span text:style-name="T6">hr </text:span><text:span text:style-name="T8">Unternehmen </text:span><text:span text:style-name="T6">aufmerksam geworden </text:span><text:span text:style-name="T8">und </text:span><text:span text:style-name="T11">da </text:span><text:span text:style-name="T13">ich Ende </text:span><text:span text:style-name="T12">des nächsten Monats</text:span><text:span text:style-name="T13"> mein Studium abschließen werde</text:span><text:span text:style-name="T11">,</text:span><text:span text:style-name="T8"> bin </text:span><text:span text:style-name="T11">ich </text:span><text:span text:style-name="T8">sehr interessiert an Ihrem Jobangebot als </text:span><text:span text:style-name="T12">XYZ</text:span><text:span text:style-name="T8">.</text:span></text:p>
      <text:p text:style-name="P4"/>
      <text:p text:style-name="P12"><text:span text:style-name="T8">Ich habe </text:span><text:span text:style-name="T12">in der Vergangenheit Dinge gemacht, beispielsweise in meinem Studium</text:span><text:span text:style-name="T14">. </text:span><text:span text:style-name="T12">Dabei habe ich Dinge gelernt die Sie bei Ihrem Jobangebot von Bewerbern wollen. Ich liste hier deswegen die wichtigsten und für Ihr Unternehmen </text:span><text:span text:style-name="T16">relevantesten </text:span><text:span text:style-name="T15">Kenntnisse.</text:span></text:p>
      <text:p text:style-name="P5"/>
      <text:p text:style-name="P9"><text:span text:style-name="T8">I</text:span><text:span text:style-name="T9">n meiner Freizeit habe ich </text:span><text:span text:style-name="T15">durch Open-Source Projekte/</text:span><text:span text:style-name="T16">andere Dinge ich gerne mache</text:span><text:span text:style-name="T15"> Erfahrung mit </text:span><text:span text:style-name="T16">Dinge gemacht die Ihr Unternehmen interessieren könnten</text:span><text:span text:style-name="T15">. Zudem habe ich </text:span><text:span text:style-name="T16">auch Soft-Skills erworben etwa indem ich mich in Vereinen o.ä. engagiert habe</text:span><text:span text:style-name="T15">.</text:span></text:p>
      <text:p text:style-name="P5"/>
      <text:p text:style-name="P9"><text:span text:style-name="T8">Ihre Anforderungen </text:span><text:span text:style-name="T9">erfülle ich also voll und ganz. Da ich</text:span><text:span text:style-name="T10"> </text:span><text:span text:style-name="T9">Ihr</text:span><text:span text:style-name="T10">e</text:span><text:span text:style-name="T9"> </text:span><text:span text:style-name="T10">Beschreibung des Arbeitsplatzes und das Joba</text:span><text:span text:style-name="T9">ngebot sehr interessant finde, </text:span><text:span text:style-name="T10">würde ich mich ü</text:span><text:span text:style-name="T8">ber eine positive Rückmeldung und eine Einladung zu einem persönlichem Gespräch sehr freuen.</text:span></text:p>
      <text:p text:style-name="P2"/>
      <text:p text:style-name="P3">Mit freundlichen Grüßen,</text:p>
      <text:p text:style-name="P6">Dein Name</text:p>
      <text:p text:style-name="P2"/>
      <text:p text:style-name="P1"><text:span text:style-name="T20">Anlag</text:span>enverzeichnis<text:span text:style-name="T19">:</text:span></text:p>
      <text:list xml:id="list2802681668" text:style-name="L1">
        <text:list-item>
          <text:p text:style-name="P17">Lebenslauf</text:p>
        </text:list-item>
        <text:list-item>
          <text:p text:style-name="P18">Projektliste</text:p>
        </text:list-item>
        <text:list-item>
          <text:p text:style-name="P20"><text:span text:style-name="T18">N</text:span><text:span text:style-name="T17">otenauszug</text:span></text:p>
        </text:list-item>
        <text:list-item>
          <text:p text:style-name="P19">andere supercoole Dokumente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ukta Light" svg:font-family="'Mukta Light'" style:font-pitch="variable"/>
    <style:font-face style:name="Mukta Light1" svg:font-family="'Mukta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2:44:23.142175946</meta:creation-date>
    <dc:date>2020-04-03T16:33:18.647676980</dc:date>
    <meta:editing-duration>PT39M10S</meta:editing-duration>
    <meta:editing-cycles>12</meta:editing-cycles>
    <meta:generator>LibreOffice/6.4.2.2$Linux_X86_64 LibreOffice_project/40$Build-2</meta:generator>
    <meta:document-statistic meta:table-count="0" meta:image-count="0" meta:object-count="0" meta:page-count="1" meta:paragraph-count="18" meta:word-count="171" meta:character-count="1166" meta:non-whitespace-character-count="1017"/>
  </office:meta>
</office:document-meta>
</file>